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rosecco DOCG Extra Dry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696">
            <text:p>696</text:p>
          </table:table-cell>
          <table:table-cell office:value-type="float" office:value="156">
            <text:p>15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rosecco DOCG Extra Dry Magnum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550">
            <text:p>15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rosecco DOCG Extra Dry 3L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995">
            <text:p>49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Griesser Hof</text:p>
          </table:table-cell>
          <table:table-cell office:value-type="string">
            <text:p>Wein.Werk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70">
            <text:p>127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Kerner MAG</text:p>
          </table:table-cell>
          <table:table-cell office:value-type="string">
            <text:p>Griesser Hof</text:p>
          </table:table-cell>
          <table:table-cell office:value-type="string">
            <text:p>Wein.Werk</text:p>
          </table:table-cell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600">
            <text:p>7600</text:p>
          </table:table-cell>
          <table:table-cell office:value-type="float" office:value="3670">
            <text:p>367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Mosel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150">
            <text:p>1150</text:p>
          </table:table-cell>
          <table:table-cell office:value-type="float" office:value="65">
            <text:p>6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Barolo - Antiche Cantine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3370">
            <text:p>33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